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6.633cm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withoutfill">
      <style:graphic-properties draw:stroke="solid" svg:stroke-width="0.053cm" svg:stroke-color="#000000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7" style:family="graphic" style:parent-style-name="objectwithoutfill">
      <style:graphic-properties svg:stroke-width="0.159cm" svg:stroke-color="#000000" draw:marker-start-width="0.438cm" draw:marker-end="Linienspitzen_20_1" draw:marker-end-width="0.538cm" draw:fill="none" draw:textarea-vertical-align="middle" fo:padding-top="0.204cm" fo:padding-bottom="0.204cm" fo:padding-left="0.329cm" fo:padding-right="0.329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173cm" fo:min-width="0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6pt" fo:font-weight="bold" style:font-size-asian="6pt" style:font-weight-asian="bold" style:font-size-complex="6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3" draw:layer="measurelines" svg:width="18.75cm" svg:height="6.883cm" svg:x="1.25cm" svg:y="14.082cm">
          <draw:text-box>
            <text:p text:style-name="P1"><text:span text:style-name="T1">Drehscheibenanlage</text:span></text:p>
            <text:p text:style-name="P1"><text:span text:style-name="T2"/></text:p>
            <text:list text:style-name="L1">
              <text:list-item>
                <text:p text:style-name="P1"><text:span text:style-name="T2">Alle drei zugehörigen Sicherungen einschalten</text:span></text:p>
              </text:list-item>
              <text:list-item>
                <text:p text:style-name="P1"><text:span text:style-name="T2">Hauptschalter am Gerät einschalten (rechte Gehäuseseite)</text:span></text:p>
              </text:list-item>
              <text:list-item>
                <text:p text:style-name="P1"><text:span text:style-name="T2">Programmwahl über die Tasten F1 und F2</text:span></text:p>
              </text:list-item>
              <text:list-item>
                <text:p text:style-name="P1"><text:span text:style-name="T2">Zeitwahl im manuellen Modus über die Tasten F3 und F4</text:span></text:p>
              </text:list-item>
              <text:list-item>
                <text:p text:style-name="P1"><text:span text:style-name="T2">Bedienteil „Programm“ führt das aktuelle Programm aus</text:span></text:p>
              </text:list-item>
              <text:list-item>
                <text:p text:style-name="P2"><text:span text:style-name="T2">Bedienteil „Stellen“ dreht die Scheiben einmalig</text:span></text:p>
              </text:list-item>
            </text:list>
          </draw:text-box>
        </draw:frame>
        <draw:g draw:style-name="gr2">
          <draw:line draw:style-name="gr3" draw:text-style-name="P4" xml:id="id1" draw:id="id1" draw:layer="measurelines" svg:x1="10.37cm" svg:y1="3.05cm" svg:x2="10.37cm" svg:y2="4.05cm">
            <text:p/>
          </draw:line>
          <draw:line draw:style-name="gr3" draw:text-style-name="P4" xml:id="id2" draw:id="id2" draw:layer="measurelines" svg:x1="12.17cm" svg:y1="3.05cm" svg:x2="12.17cm" svg:y2="4.05cm">
            <text:p/>
          </draw:line>
          <draw:line draw:style-name="gr3" draw:text-style-name="P4" xml:id="id3" draw:id="id3" draw:layer="measurelines" svg:x1="14cm" svg:y1="3.05cm" svg:x2="14cm" svg:y2="4.05cm">
            <text:p/>
          </draw:line>
          <draw:line draw:style-name="gr3" draw:text-style-name="P4" xml:id="id4" draw:id="id4" draw:layer="measurelines" svg:x1="15.75cm" svg:y1="3.05cm" svg:x2="15.75cm" svg:y2="4.05cm">
            <text:p/>
          </draw:line>
          <draw:connector draw:style-name="gr4" draw:text-style-name="P5" draw:layer="measurelines" svg:x1="10.37cm" svg:y1="4.05cm" svg:x2="12.17cm" svg:y2="4.05cm" draw:start-shape="id1" draw:start-glue-point="2" draw:end-shape="id2" draw:end-glue-point="2" svg:d="M10370 4050h1800" svg:viewBox="0 0 1801 1">
            <text:p/>
          </draw:connector>
          <draw:connector draw:style-name="gr4" draw:text-style-name="P5" draw:layer="measurelines" svg:x1="14cm" svg:y1="4.05cm" svg:x2="15.75cm" svg:y2="4.05cm" draw:start-shape="id3" draw:start-glue-point="2" draw:end-shape="id4" draw:end-glue-point="2" svg:d="M14000 4050h1750" svg:viewBox="0 0 1751 1">
            <text:p/>
          </draw:connector>
          <draw:line draw:style-name="gr5" draw:text-style-name="P4" xml:id="id6" draw:id="id6" draw:layer="measurelines" svg:x1="11.25cm" svg:y1="4.05cm" svg:x2="11.25cm" svg:y2="4.8cm">
            <text:p/>
          </draw:line>
          <draw:line draw:style-name="gr5" draw:text-style-name="P4" xml:id="id8" draw:id="id8" draw:layer="measurelines" svg:x1="14.9cm" svg:y1="4.05cm" svg:x2="14.9cm" svg:y2="4.8cm">
            <text:p/>
          </draw:line>
          <draw:frame draw:style-name="gr6" draw:text-style-name="P3" xml:id="id5" draw:id="id5" draw:layer="measurelines" svg:width="3.75cm" svg:height="0.962cm" svg:x="4cm" svg:y="4.35cm">
            <draw:text-box>
              <text:p text:style-name="P1"><text:span text:style-name="T2">Programm</text:span></text:p>
            </draw:text-box>
          </draw:frame>
          <draw:frame draw:style-name="gr6" draw:text-style-name="P3" xml:id="id7" draw:id="id7" draw:layer="measurelines" svg:width="1.75cm" svg:height="0.962cm" svg:x="4cm" svg:y="5.8cm">
            <draw:text-box>
              <text:p text:style-name="P1"><text:span text:style-name="T2">Zeit</text:span></text:p>
            </draw:text-box>
          </draw:frame>
          <draw:connector draw:style-name="gr4" draw:text-style-name="P5" draw:layer="measurelines" draw:line-skew="1.763cm" svg:x1="7.75cm" svg:y1="4.831cm" svg:x2="11.25cm" svg:y2="4.8cm" draw:start-shape="id5" draw:start-glue-point="1" draw:end-shape="id6" draw:end-glue-point="2" svg:d="M7750 4831h3500v-31" svg:viewBox="0 0 3501 32">
            <text:p/>
          </draw:connector>
          <draw:connector draw:style-name="gr4" draw:text-style-name="P5" draw:layer="measurelines" draw:line-skew="4.588cm" svg:x1="5.75cm" svg:y1="6.281cm" svg:x2="14.9cm" svg:y2="4.8cm" draw:start-shape="id7" draw:start-glue-point="1" draw:end-shape="id8" draw:end-glue-point="2" svg:d="M5750 6281h9150v-1481" svg:viewBox="0 0 9151 1482">
            <text:p/>
          </draw:connector>
          <draw:line draw:style-name="gr7" draw:text-style-name="P4" draw:layer="measurelines" svg:x1="10.37cm" svg:y1="2.79cm" svg:x2="10.37cm" svg:y2="1.79cm">
            <text:p/>
          </draw:line>
          <draw:line draw:style-name="gr7" draw:text-style-name="P4" draw:layer="measurelines" svg:x1="12.17cm" svg:y1="1.79cm" svg:x2="12.17cm" svg:y2="2.79cm">
            <text:p/>
          </draw:line>
          <draw:line draw:style-name="gr7" draw:text-style-name="P4" draw:layer="measurelines" svg:x1="14cm" svg:y1="2.79cm" svg:x2="14cm" svg:y2="1.79cm">
            <text:p/>
          </draw:line>
          <draw:line draw:style-name="gr7" draw:text-style-name="P4" draw:layer="measurelines" svg:x1="15.75cm" svg:y1="1.79cm" svg:x2="15.75cm" svg:y2="2.79cm">
            <text:p/>
          </draw:line>
        </draw:g>
        <draw:frame draw:style-name="gr8" draw:text-style-name="P6" draw:layer="layout" svg:width="3.042cm" svg:height="6.173cm" svg:x="3.75cm" svg:y="21cm">
          <draw:text-box>
            <text:p><text:span text:style-name="T3">Stellen</text:span></text:p>
            <text:p><text:span text:style-name="T4"/></text:p>
            <text:p><text:span text:style-name="T5">Stellen</text:span></text:p>
            <text:p><text:span text:style-name="T4"/></text:p>
            <text:p><text:span text:style-name="T2">Stellen</text:span></text:p>
            <text:p><text:span text:style-name="T4"/></text:p>
            <text:p><text:span text:style-name="T6">Stellen</text:span></text:p>
            <text:p><text:span text:style-name="T7"/></text:p>
            <text:p><text:span text:style-name="T8">Stellen</text:span></text:p>
            <text:p><text:span text:style-name="T7"/></text:p>
            <text:p>Stellen</text:p>
          </draw:text-box>
        </draw:frame>
        <draw:frame draw:style-name="gr9" draw:text-style-name="P8" draw:layer="layout" svg:width="8cm" svg:height="6.423cm" svg:x="10.75cm" svg:y="21cm">
          <draw:text-box>
            <text:p text:style-name="P7"><text:span text:style-name="T3">Programm</text:span><text:span text:style-name="T4"><text:line-break/></text:span><text:span text:style-name="T4"/></text:p>
            <text:p text:style-name="P7"><text:span text:style-name="T5">Programm</text:span></text:p>
            <text:p text:style-name="P7"><text:span text:style-name="T4"/></text:p>
            <text:p text:style-name="P7"><text:span text:style-name="T2">Programm</text:span></text:p>
            <text:p text:style-name="P7"><text:span text:style-name="T4"/></text:p>
            <text:p text:style-name="P7"><text:span text:style-name="T6">Programm</text:span></text:p>
            <text:p text:style-name="P7"><text:span text:style-name="T7"/></text:p>
            <text:p text:style-name="P7"><text:span text:style-name="T8">Programm</text:span></text:p>
            <text:p text:style-name="P7"><text:span text:style-name="T7"/></text:p>
            <text:p text:style-name="P7">Programm</text:p>
          </draw:text-box>
        </draw:frame>
        <draw:g draw:style-name="gr2">
          <draw:line draw:style-name="gr3" draw:text-style-name="P4" xml:id="id9" draw:id="id9" draw:layer="layout" svg:x1="10.405cm" svg:y1="9.11cm" svg:x2="10.405cm" svg:y2="10.11cm">
            <text:p/>
          </draw:line>
          <draw:line draw:style-name="gr3" draw:text-style-name="P4" xml:id="id10" draw:id="id10" draw:layer="layout" svg:x1="12.205cm" svg:y1="9.11cm" svg:x2="12.205cm" svg:y2="10.11cm">
            <text:p/>
          </draw:line>
          <draw:line draw:style-name="gr3" draw:text-style-name="P4" xml:id="id11" draw:id="id11" draw:layer="layout" svg:x1="14.035cm" svg:y1="9.11cm" svg:x2="14.035cm" svg:y2="10.11cm">
            <text:p/>
          </draw:line>
          <draw:line draw:style-name="gr3" draw:text-style-name="P4" xml:id="id12" draw:id="id12" draw:layer="layout" svg:x1="15.785cm" svg:y1="9.11cm" svg:x2="15.785cm" svg:y2="10.11cm">
            <text:p/>
          </draw:line>
          <draw:connector draw:style-name="gr4" draw:text-style-name="P5" draw:layer="layout" svg:x1="10.405cm" svg:y1="10.11cm" svg:x2="12.205cm" svg:y2="10.11cm" draw:start-shape="id9" draw:start-glue-point="2" draw:end-shape="id10" draw:end-glue-point="2" svg:d="M10405 10110h1800" svg:viewBox="0 0 1801 1">
            <text:p/>
          </draw:connector>
          <draw:connector draw:style-name="gr4" draw:text-style-name="P5" draw:layer="layout" svg:x1="14.035cm" svg:y1="10.11cm" svg:x2="15.785cm" svg:y2="10.11cm" draw:start-shape="id11" draw:start-glue-point="2" draw:end-shape="id12" draw:end-glue-point="2" svg:d="M14035 10110h1750" svg:viewBox="0 0 1751 1">
            <text:p/>
          </draw:connector>
          <draw:line draw:style-name="gr5" draw:text-style-name="P4" xml:id="id14" draw:id="id14" draw:layer="layout" svg:x1="11.285cm" svg:y1="10.11cm" svg:x2="11.285cm" svg:y2="10.86cm">
            <text:p/>
          </draw:line>
          <draw:line draw:style-name="gr5" draw:text-style-name="P4" xml:id="id16" draw:id="id16" draw:layer="layout" svg:x1="14.935cm" svg:y1="10.11cm" svg:x2="14.935cm" svg:y2="10.86cm">
            <text:p/>
          </draw:line>
          <draw:frame draw:style-name="gr6" draw:text-style-name="P3" xml:id="id13" draw:id="id13" draw:layer="layout" svg:width="3.75cm" svg:height="0.962cm" svg:x="4.035cm" svg:y="10.41cm">
            <draw:text-box>
              <text:p text:style-name="P1"><text:span text:style-name="T2">Programm</text:span></text:p>
            </draw:text-box>
          </draw:frame>
          <draw:frame draw:style-name="gr6" draw:text-style-name="P3" xml:id="id15" draw:id="id15" draw:layer="layout" svg:width="1.75cm" svg:height="0.962cm" svg:x="4.035cm" svg:y="11.86cm">
            <draw:text-box>
              <text:p text:style-name="P1"><text:span text:style-name="T2">Zeit</text:span></text:p>
            </draw:text-box>
          </draw:frame>
          <draw:connector draw:style-name="gr4" draw:text-style-name="P5" draw:layer="layout" draw:line-skew="1.763cm" svg:x1="7.785cm" svg:y1="10.891cm" svg:x2="11.285cm" svg:y2="10.86cm" draw:start-shape="id13" draw:start-glue-point="1" draw:end-shape="id14" draw:end-glue-point="2" svg:d="M7785 10891h3500v-31" svg:viewBox="0 0 3501 32">
            <text:p/>
          </draw:connector>
          <draw:connector draw:style-name="gr4" draw:text-style-name="P5" draw:layer="layout" draw:line-skew="4.588cm" svg:x1="5.785cm" svg:y1="12.341cm" svg:x2="14.935cm" svg:y2="10.86cm" draw:start-shape="id15" draw:start-glue-point="1" draw:end-shape="id16" draw:end-glue-point="2" svg:d="M5785 12341h9150v-1481" svg:viewBox="0 0 9151 1482">
            <text:p/>
          </draw:connector>
          <draw:line draw:style-name="gr7" draw:text-style-name="P4" draw:layer="layout" svg:x1="10.405cm" svg:y1="8.85cm" svg:x2="10.405cm" svg:y2="7.85cm">
            <text:p/>
          </draw:line>
          <draw:line draw:style-name="gr7" draw:text-style-name="P4" draw:layer="layout" svg:x1="12.205cm" svg:y1="7.85cm" svg:x2="12.205cm" svg:y2="8.85cm">
            <text:p/>
          </draw:line>
          <draw:line draw:style-name="gr7" draw:text-style-name="P4" draw:layer="layout" svg:x1="14.035cm" svg:y1="8.85cm" svg:x2="14.035cm" svg:y2="7.85cm">
            <text:p/>
          </draw:line>
          <draw:line draw:style-name="gr7" draw:text-style-name="P4" draw:layer="layout" svg:x1="15.785cm" svg:y1="7.85cm" svg:x2="15.785cm" svg:y2="8.8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8T10:43:28.997000000</meta:creation-date>
    <dc:date>2024-10-13T11:19:47.146000000</dc:date>
    <meta:editing-duration>PT1H53M8S</meta:editing-duration>
    <meta:editing-cycles>6</meta:editing-cycles>
    <meta:generator>LibreOffice/24.8.2.1$Windows_X86_64 LibreOffice_project/0f794b6e29741098670a3b95d60478a65d05ef13</meta:generator>
    <meta:print-date>2024-10-13T11:26:57.047000000</meta:print-date>
    <meta:document-statistic meta:object-count="37"/>
  </office:meta>
</office:document-meta>
</file>